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break-before="page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break-before="page"/>
      <style:text-properties style:font-name="DejaVu Sans Condensed" fo:font-size="12pt" fo:font-weight="bold" officeooo:paragraph-rsid="0008e09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paragraph-rsid="0008e09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style:font-size-asian="12pt" style:font-size-complex="12pt"/>
    </style:style>
    <style:style style:name="P6" style:family="paragraph" style:parent-style-name="Standard">
      <style:text-properties style:font-name="DejaVu Sans Condensed" fo:font-size="12pt" officeooo:paragraph-rsid="0008e097" style:font-size-asian="12pt" style:font-size-complex="12pt"/>
    </style:style>
    <style:style style:name="P7" style:family="paragraph" style:parent-style-name="Standard">
      <style:text-properties style:font-name="DejaVu Sans Condensed" fo:font-size="12pt" officeooo:rsid="0008e097" officeooo:paragraph-rsid="0008e097" style:font-size-asian="12pt" style:font-size-complex="12pt"/>
    </style:style>
    <style:style style:name="P8" style:family="paragraph" style:parent-style-name="Standard">
      <style:text-properties style:font-name="DejaVu Sans Condensed" fo:font-size="12pt" fo:font-weight="normal" officeooo:paragraph-rsid="0008e09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" fo:font-size="12pt" style:font-size-asian="12pt" style:font-size-complex="12pt"/>
    </style:style>
    <style:style style:name="P10" style:family="paragraph" style:parent-style-name="Standard">
      <style:paragraph-properties fo:break-before="page"/>
      <style:text-properties style:font-name="DejaVu Sans Condensed" fo:font-size="12pt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DejaVu Sans Condensed" fo:font-size="12pt" fo:font-weight="bold" officeooo:paragraph-rsid="000a40f5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DejaVu Sans Condensed" fo:font-size="12pt" fo:font-weight="bold" officeooo:paragraph-rsid="000a40f5" style:font-size-asian="12pt" style:font-weight-asian="bold" style:font-size-complex="12pt" style:font-weight-complex="bold"/>
    </style:style>
    <style:style style:name="T1" style:family="text">
      <style:text-properties officeooo:rsid="0008e097"/>
    </style:style>
    <style:style style:name="T2" style:family="text">
      <style:text-properties officeooo:rsid="000a40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"""</text:p>
      <text:p text:style-name="P4">Experiment : <text:span text:style-name="T1">5</text:span> - <text:s/><text:span text:style-name="T1">Dissimilarity Matrix</text:span></text:p>
      <text:p text:style-name="P4">Name : Milan George Mathew</text:p>
      <text:p text:style-name="P4">Roll No : 39</text:p>
      <text:p text:style-name="P4">Date : <text:span text:style-name="T1">12</text:span>-08-2024</text:p>
      <text:p text:style-name="P4">"""</text:p>
      <text:p text:style-name="P4"/>
      <text:p text:style-name="P8">import csv</text:p>
      <text:p text:style-name="P8"/>
      <text:p text:style-name="P8">def nominal_dissimilarity(data,dissim):</text:p>
      <text:p text:style-name="P8"><text:s text:c="4"/>for i in range(len(data)):</text:p>
      <text:p text:style-name="P8"><text:s text:c="8"/>temp=[]</text:p>
      <text:p text:style-name="P8"><text:s text:c="8"/>for j in range(i+1):</text:p>
      <text:p text:style-name="P8"><text:s text:c="12"/>if (data[i]==data[j]):</text:p>
      <text:p text:style-name="P8"><text:s text:c="16"/>temp.append(0)</text:p>
      <text:p text:style-name="P8"><text:s text:c="12"/>else:</text:p>
      <text:p text:style-name="P8"><text:s text:c="16"/>temp.append(1)</text:p>
      <text:p text:style-name="P8"><text:s text:c="8"/>dissim.append(temp)</text:p>
      <text:p text:style-name="P8"><text:s text:c="4"/>dissimilarity_matrix('Nominal',dissim)</text:p>
      <text:p text:style-name="P8">def numeric_dissimilarity(data,dissim):</text:p>
      <text:p text:style-name="P8"><text:s text:c="4"/>datarange = <text:s/>max(data)-min(data)</text:p>
      <text:p text:style-name="P8"><text:s text:c="4"/>for i in range(len(data)):</text:p>
      <text:p text:style-name="P8"><text:s text:c="8"/>temp=[]</text:p>
      <text:p text:style-name="P8"><text:s text:c="8"/>for j in range(i+1):</text:p>
      <text:p text:style-name="P8"><text:s text:c="12"/>man_dist=(abs(data[i]-data[j]))/datarange</text:p>
      <text:p text:style-name="P8"><text:s text:c="12"/>temp.append(round(man_dist,2))</text:p>
      <text:p text:style-name="P8"><text:s text:c="8"/>dissim.append(temp)</text:p>
      <text:p text:style-name="P8"><text:s text:c="4"/>dissimilarity_matrix('Numeric',dissim)</text:p>
      <text:p text:style-name="P8"/>
      <text:p text:style-name="P8">def mixed_dissimilarity(num_dissim,nom_dissim,dissim):</text:p>
      <text:p text:style-name="P8"><text:s text:c="4"/>for i in range(len(nom_dissim)):</text:p>
      <text:p text:style-name="P8"><text:s text:c="8"/>temp=[]</text:p>
      <text:p text:style-name="P8"><text:s text:c="8"/>for j in range(i+1):</text:p>
      <text:p text:style-name="P8"><text:s text:c="12"/>temp.append(round((num_dissim[i][j]+nom_dissim[i][j])/2,2))</text:p>
      <text:p text:style-name="P8"><text:s text:c="8"/>dissim.append(temp)</text:p>
      <text:p text:style-name="P8"><text:s text:c="4"/>dissimilarity_matrix('Mixed',dissim)</text:p>
      <text:p text:style-name="P8"><text:s text:c="2"/></text:p>
      <text:p text:style-name="P8"/>
      <text:p text:style-name="P8">def dissimilarity_matrix(type,dissim):</text:p>
      <text:p text:style-name="P8"><text:s text:c="4"/>print()</text:p>
      <text:p text:style-name="P8"><text:s text:c="4"/>print(f'{type} dissimilarity matrix')</text:p>
      <text:p text:style-name="P8"><text:s text:c="4"/>print('-'*len(dissim))</text:p>
      <text:p text:style-name="P8"><text:s text:c="4"/>for i in dissim:</text:p>
      <text:p text:style-name="P8"><text:s text:c="8"/>print(i)</text:p>
      <text:p text:style-name="P8"><text:s text:c="4"/>print('-'*len(dissim))</text:p>
      <text:p text:style-name="P8"><text:s text:c="4"/>print()</text:p>
      <text:p text:style-name="P8"/>
      <text:p text:style-name="P8">datfile=open("dissim.csv",'r')</text:p>
      <text:p text:style-name="P8"><text:soft-page-break/>reader = csv.reader(datfile)</text:p>
      <text:p text:style-name="P8"/>
      <text:p text:style-name="P8">nominal_data =[]</text:p>
      <text:p text:style-name="P8">numeric_data = []</text:p>
      <text:p text:style-name="P8"/>
      <text:p text:style-name="P8">for row in reader:</text:p>
      <text:p text:style-name="P8"><text:s text:c="4"/>nominal_data.append(row[0])</text:p>
      <text:p text:style-name="P8"><text:s text:c="4"/>numeric_data.append(int(row[1]))</text:p>
      <text:p text:style-name="P8"/>
      <text:p text:style-name="P8">print(f'Nominal Data : {nominal_data}\nNumeric Data : {numeric_data}')</text:p>
      <text:p text:style-name="P8"/>
      <text:p text:style-name="P8">nom_dissim=[]</text:p>
      <text:p text:style-name="P8">num_dissim=[]</text:p>
      <text:p text:style-name="P8">mixed_dissim=[]</text:p>
      <text:p text:style-name="P8"/>
      <text:p text:style-name="P8">nominal_dissimilarity(nominal_data,nom_dissim)</text:p>
      <text:p text:style-name="P8">numeric_dissimilarity(numeric_data,num_dissim)</text:p>
      <text:p text:style-name="P8">mixed_dissimilarity(num_dissim,nom_dissim,mixed_dissim)</text:p>
      <text:p text:style-name="P8"/>
      <text:p text:style-name="P8">datfile.close()</text:p>
      <text:p text:style-name="P8"/>
      <text:p text:style-name="P8"/>
      <text:p text:style-name="P8"><text:line-break/><text:line-break/><text:line-break/><text:line-break/><text:line-break/><text:line-break/><text:line-break/><text:line-break/><text:line-break/><text:line-break/><text:line-break/><text:line-break/><text:span text:style-name="T1">CorrNCovA.csv</text:span><text:line-break/>-----------------------------<text:line-break/>Val1,Val2</text:p>
      <text:p text:style-name="P8">10,100</text:p>
      <text:p text:style-name="P8">11,110</text:p>
      <text:p text:style-name="P8">12,120</text:p>
      <text:p text:style-name="P8">13,130<text:line-break/>----------------------------</text:p>
      <text:p text:style-name="P8"/>
      <text:p text:style-name="P8"/>
      <text:p text:style-name="P8">Correlation Coefficient between Val1 and Val2: -1.0</text:p>
      <text:p text:style-name="P8">Covariance between Val1 and Val2: -12.5</text:p>
      <text:p text:style-name="P8"/>
      <text:p text:style-name="P8">Val1 and Val2 are negatively correlated.</text:p>
      <text:p text:style-name="P2">"""</text:p>
      <text:p text:style-name="P1">Experiment : <text:span text:style-name="T1">6 A</text:span> - <text:s/><text:span text:style-name="T1">Correlation Coefficient &amp; Covariance : Numerical</text:span></text:p>
      <text:p text:style-name="P1">Name : Milan George Mathew</text:p>
      <text:p text:style-name="P1">Roll No : 39</text:p>
      <text:p text:style-name="P1">Date : <text:span text:style-name="T1">19</text:span>-08-2024</text:p>
      <text:p text:style-name="P1">"""</text:p>
      <text:p text:style-name="P5"/>
      <text:p text:style-name="P5">import pandas as pd</text:p>
      <text:p text:style-name="P5">import numpy as np</text:p>
      <text:p text:style-name="P5">import statistics as st</text:p>
      <text:p text:style-name="P5">import csv</text:p>
      <text:p text:style-name="P5"/>
      <text:p text:style-name="P5">def mean(x):</text:p>
      <text:p text:style-name="P5"><text:s text:c="4"/>return sum(x) / len(x)</text:p>
      <text:p text:style-name="P5"/>
      <text:p text:style-name="P5">def variance(x):</text:p>
      <text:p text:style-name="P5"><text:s text:c="4"/>mean_x = mean(x)</text:p>
      <text:p text:style-name="P5"><text:s text:c="4"/>return sum((x - mean_x) ** 2) / len(x)</text:p>
      <text:p text:style-name="P5"/>
      <text:p text:style-name="P5">def covariance(x, y):</text:p>
      <text:p text:style-name="P5"><text:s text:c="4"/>mean_x = mean(x)</text:p>
      <text:p text:style-name="P5"><text:s text:c="4"/>mean_y = mean(y)</text:p>
      <text:p text:style-name="P5"><text:s text:c="4"/>return sum((x - mean_x) * (y - mean_y)) / len(x)</text:p>
      <text:p text:style-name="P5"/>
      <text:p text:style-name="P5">def correlation_coefficient(x, y):</text:p>
      <text:p text:style-name="P5"><text:s text:c="4"/>cov = covariance(x, y)</text:p>
      <text:p text:style-name="P5"><text:s text:c="4"/>var_x = variance(x)</text:p>
      <text:p text:style-name="P5"><text:s text:c="4"/>var_y = variance(y)</text:p>
      <text:p text:style-name="P5"><text:s text:c="4"/>return cov / np.sqrt(var_x * var_y)</text:p>
      <text:p text:style-name="P5"/>
      <text:p text:style-name="P6">df = pd.read_csv('CorrNCovA.csv')</text:p>
      <text:p text:style-name="P6">numeric_cols = df.select_dtypes(include=[np.number]).columns</text:p>
      <text:p text:style-name="P5">col1 = df[numeric_cols[0]]</text:p>
      <text:p text:style-name="P5">col2 = df[numeric_cols[1]]</text:p>
      <text:p text:style-name="P5">corr_coef = correlation_coefficient(col1, col2)</text:p>
      <text:p text:style-name="P5">cov = covariance(col1, col2)</text:p>
      <text:p text:style-name="P5">print()</text:p>
      <text:p text:style-name="P5">print(f"Correlation Coefficient between {numeric_cols[0]} and {numeric_cols[1]}: {corr_coef}")</text:p>
      <text:p text:style-name="P5">print(f"Covariance between {numeric_cols[0]} and {numeric_cols[1]}: {cov}")</text:p>
      <text:p text:style-name="P5">print()</text:p>
      <text:p text:style-name="P5"/>
      <text:p text:style-name="P5">if corr_coef &gt; 0:</text:p>
      <text:p text:style-name="P5"><text:s text:c="4"/>print(f"{numeric_cols[0]} and {numeric_cols[1]} are positively correlated.")</text:p>
      <text:p text:style-name="P5">elif corr_coef &lt; 0:</text:p>
      <text:p text:style-name="P5"><text:s text:c="4"/>print(f"{numeric_cols[0]} and {numeric_cols[1]} are negatively correlated.")</text:p>
      <text:p text:style-name="P5">else:</text:p>
      <text:p text:style-name="P5"><text:s text:c="4"/>print(f"{numeric_cols[0]} and {numeric_cols[1]} are not correlated.")</text:p>
      <text:p text:style-name="P6"><text:soft-page-break/><text:span text:style-name="T1">dissim.csv</text:span></text:p>
      <text:p text:style-name="P7">---------------------------</text:p>
      <text:p text:style-name="P7">Code A,45</text:p>
      <text:p text:style-name="P7">Code B,22</text:p>
      <text:p text:style-name="P7">Code C,64</text:p>
      <text:p text:style-name="P7">Code A,28</text:p>
      <text:p text:style-name="P5">---------------------------</text:p>
      <text:p text:style-name="P5"/>
      <text:p text:style-name="P5">Nominal Data : ['Code A', 'Code B', 'Code C', 'Code A']</text:p>
      <text:p text:style-name="P5">Numeric Data : [45, 22, 64, 28]</text:p>
      <text:p text:style-name="P5"/>
      <text:p text:style-name="P5">Nominal dissimilarity matrix</text:p>
      <text:p text:style-name="P5">----</text:p>
      <text:p text:style-name="P5">[0]</text:p>
      <text:p text:style-name="P5">[1, 0]</text:p>
      <text:p text:style-name="P5">[1, 1, 0]</text:p>
      <text:p text:style-name="P5">[0, 1, 1, 0]</text:p>
      <text:p text:style-name="P5">----</text:p>
      <text:p text:style-name="P5"/>
      <text:p text:style-name="P5"/>
      <text:p text:style-name="P5">Numeric dissimilarity matrix</text:p>
      <text:p text:style-name="P5">----</text:p>
      <text:p text:style-name="P5">[0.0]</text:p>
      <text:p text:style-name="P5">[0.55, 0.0]</text:p>
      <text:p text:style-name="P5">[0.45, 1.0, 0.0]</text:p>
      <text:p text:style-name="P5">[0.4, 0.14, 0.86, 0.0]</text:p>
      <text:p text:style-name="P5">----</text:p>
      <text:p text:style-name="P5"/>
      <text:p text:style-name="P5"/>
      <text:p text:style-name="P5">Mixed dissimilarity matrix</text:p>
      <text:p text:style-name="P5">----</text:p>
      <text:p text:style-name="P5">[0.0]</text:p>
      <text:p text:style-name="P5">[0.78, 0.0]</text:p>
      <text:p text:style-name="P5">[0.72, 1.0, 0.0]</text:p>
      <text:p text:style-name="P5">[0.2, 0.57, 0.93, 0.0]</text:p>
      <text:p text:style-name="P5">----</text:p>
      <text:p text:style-name="P11">"""</text:p>
      <text:p text:style-name="P12">Experiment : <text:span text:style-name="T1">6 </text:span><text:span text:style-name="T2">B</text:span> - <text:s/><text:span text:style-name="T1">Correlation Coefficient &amp; Covariance : </text:span><text:span text:style-name="T2">Nominal</text:span></text:p>
      <text:p text:style-name="P12">Name : Milan George Mathew</text:p>
      <text:p text:style-name="P12">Roll No : 39</text:p>
      <text:p text:style-name="P12">Date : <text:span text:style-name="T1">19</text:span>-08-2024</text:p>
      <text:p text:style-name="P12">"""</text:p>
      <text:p text:style-name="P5"/>
      <text:p text:style-name="P5">import pandas as pd</text:p>
      <text:p text:style-name="P5">from scipy.stats import chi2_contingency</text:p>
      <text:p text:style-name="P5"/>
      <text:p text:style-name="P5">df = pd.read_csv('CorrNCovB.csv')</text:p>
      <text:p text:style-name="P5">print(df)</text:p>
      <text:p text:style-name="P5"/>
      <text:p text:style-name="P5"/>
      <text:p text:style-name="P5">table_contingency = pd.crosstab(df['Val1'],df['Val2'])</text:p>
      <text:p text:style-name="P5"/>
      <text:p text:style-name="P5">stat,pval,dof,ex_freq = chi2_contingency(table_contingency)</text:p>
      <text:p text:style-name="P5"/>
      <text:p text:style-name="P5">print(f'Contingency Table:\n {table_contingency}\n')</text:p>
      <text:p text:style-name="P5"/>
      <text:p text:style-name="P5">print(f'Chi_squared Statistic: {stat}')</text:p>
      <text:p text:style-name="P5">print(f'p_value: {pval}')</text:p>
      <text:p text:style-name="P5">print(f'Degrees of Freedom: {dof}')</text:p>
      <text:p text:style-name="P5">if pval&lt; 0.5:</text:p>
      <text:p text:style-name="P5"><text:s text:c="4"/>print(f'There is a correlation between val1 and val2')</text:p>
      <text:p text:style-name="P5">else:</text:p>
      <text:p text:style-name="P5"><text:s text:c="4"/>print(f'There is no correlation between val1 and val2'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5"/>Val1 <text:s text:c="2"/>Val2</text:p>
      <text:p text:style-name="P5">0 <text:s text:c="4"/>red <text:s text:c="2"/>blue</text:p>
      <text:p text:style-name="P5">1 <text:s text:c="4"/>red <text:s text:c="3"/>red</text:p>
      <text:p text:style-name="P5">2 <text:s/>yellow <text:s/>green</text:p>
      <text:p text:style-name="P5">Contingency Table:</text:p>
      <text:p text:style-name="P5"><text:s/>Val2 <text:s text:c="4"/>blue <text:s/>green <text:s/>red</text:p>
      <text:p text:style-name="P5">Val1 <text:s text:c="20"/></text:p>
      <text:p text:style-name="P5">red <text:s text:c="8"/>1 <text:s text:c="5"/>0 <text:s text:c="3"/>1</text:p>
      <text:p text:style-name="P5">yellow <text:s text:c="5"/>0 <text:s text:c="5"/>1 <text:s text:c="3"/>0</text:p>
      <text:p text:style-name="P5"/>
      <text:p text:style-name="P5">Chi_squared Statistic: 3.0000000000000004</text:p>
      <text:p text:style-name="P5">p_value: 0.22313016014842973</text:p>
      <text:p text:style-name="P5">Degrees of Freedom: 2</text:p>
      <text:p text:style-name="P5">There is a correlation between val1 and val2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8701in" fo:margin-bottom="0.8701in" fo:margin-left="0.8902in" fo:margin-right="0.8701in" fo:border="none" fo:padding-top="0.1799in" fo:padding-bottom="0.2799in" fo:padding-left="0.1799in" fo:padding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49:14.720912926</meta:creation-date>
    <dc:date>2024-09-30T13:52:53.751405260</dc:date>
    <meta:editing-duration>PT23M28S</meta:editing-duration>
    <meta:editing-cycles>4</meta:editing-cycles>
    <meta:generator>LibreOffice/24.2.4.2$Linux_X86_64 LibreOffice_project/420$Build-2</meta:generator>
    <meta:print-date>2024-08-19T15:46:03.529357824</meta:print-date>
    <meta:document-statistic meta:table-count="0" meta:image-count="0" meta:object-count="0" meta:page-count="6" meta:paragraph-count="168" meta:word-count="492" meta:character-count="4496" meta:non-whitespace-character-count="3782"/>
  </office:meta>
</office:document-meta>
</file>